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hp_2VJeqoo6YWhP9MvsdJR1NqZRtYKDE22cQHk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9:32:21.254451734</meta:creation-date>
    <dc:date>2025-09-19T19:32:35.740308078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6.2$Linux_X86_64 LibreOffice_project/420$Build-2</meta:generator>
  </office:meta>
</office:document-meta>
</file>